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457cm" draw:marker-end-width="0.457cm" draw:fill="none" draw:fill-color="#99cc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6.1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2.17cm"/>
    </style:style>
    <style:style style:name="gr5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4cm" fo:min-width="3.212cm"/>
    </style:style>
    <style:style style:name="gr7" style:family="graphic" style:parent-style-name="standard">
      <style:graphic-properties svg:stroke-width="0.051cm" draw:marker-start-width="0.381cm" draw:marker-end-width="0.381cm" draw:fill="none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4cm" fo:min-width="3.4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602cm"/>
    </style:style>
    <style:style style:name="gr10" style:family="graphic" style:parent-style-name="standard">
      <style:graphic-properties svg:stroke-width="0.051cm" draw:marker-start-width="0.381cm" draw:marker-end-width="0.381cm" draw:fill="none" draw:fill-color="#99ccff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3cm" draw:marker-end="Arrow" draw:marker-end-width="0.3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marker-start="Arrow" draw:marker-start-width="0.33cm" draw:marker-end="Arrow" draw:marker-end-width="0.33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3cm" fo:min-width="3.901cm"/>
    </style:style>
    <style:style style:name="gr15" style:family="graphic" style:parent-style-name="standard">
      <style:graphic-properties svg:stroke-width="0.051cm" draw:marker-start-width="0.381cm" draw:marker-end-width="0.381cm" draw:fill="none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81cm"/>
    </style:style>
    <style:style style:name="gr17" style:family="graphic" style:parent-style-name="standard">
      <style:graphic-properties svg:stroke-width="0.102cm" draw:marker-start="Arrow" draw:marker-start-width="0.406cm" draw:marker-end="Arrow" draw:marker-end-width="0.406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0.885cm"/>
    </style:style>
    <style:style style:name="gr19" style:family="graphic" style:parent-style-name="standard">
      <style:graphic-properties svg:stroke-width="0.051cm" draw:marker-start-width="0.356cm" draw:marker-end-width="0.35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6cm" fo:min-width="2.633cm"/>
    </style:style>
    <style:style style:name="gr2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6cm" fo:min-width="2.061cm"/>
    </style:style>
    <style:style style:name="gr23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4cm" fo:min-width="0.727cm"/>
    </style:style>
    <style:style style:name="gr25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7.645cm" fo:padding-left="0.275cm" fo:padding-right="0.275cm"/>
    </style:style>
    <style:style style:name="gr26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5.867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1pt"/>
    </style:style>
    <style:style style:name="P7" style:family="paragraph">
      <style:paragraph-properties fo:margin-left="0cm" fo:margin-right="0cm" fo:text-align="center" fo:text-indent="0cm"/>
      <style:text-properties fo:font-size="11pt"/>
    </style:style>
    <style:style style:name="P8" style:family="paragraph">
      <style:paragraph-properties fo:margin-left="0cm" fo:margin-right="0cm" fo:text-align="center" fo:text-indent="0cm"/>
      <style:text-properties fo:font-size="16pt" fo:font-weight="bold"/>
    </style:style>
    <style:style style:name="P9" style:family="paragraph">
      <style:paragraph-properties fo:margin-left="0cm" fo:margin-right="0cm" fo:text-indent="0cm"/>
      <style:text-properties fo:font-size="16pt" fo:font-weight="bold"/>
    </style:style>
    <style:style style:name="P10" style:family="paragraph">
      <style:paragraph-properties fo:margin-left="0cm" fo:margin-right="0cm" fo:text-align="center" fo:text-indent="0cm"/>
      <style:text-properties fo:font-size="10pt"/>
    </style:style>
    <style:style style:name="P11" style:family="paragraph">
      <style:paragraph-properties fo:margin-left="0cm" fo:margin-right="0cm" fo:text-indent="0cm"/>
      <style:text-properties fo:font-size="6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6pt" fo:font-weight="bold"/>
    </style:style>
    <style:style style:name="T4" style:family="text">
      <style:text-properties fo:font-size="10pt"/>
    </style:style>
    <style:style style:name="T5" style:family="text">
      <style:text-properties fo:font-family="'Bitstream Vera Sans'" style:font-style-name="Roman" style:font-family-generic="swiss" style:font-pitch="variable" fo:font-size="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" style:family="text">
      <style:text-properties fo:font-family="'Bitstream Vera Sans'" style:font-family-generic="roman" style:font-pitch="variable" fo:font-size="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6.846cm" svg:height="15.24cm" svg:x="5.62cm" svg:y="2.842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909.8615576405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19cm" svg:height="12.875cm" svg:x="13.455cm" svg:y="4.874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922.438267923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6.692cm" svg:height="0.747cm" svg:x="6.403cm" svg:y="2.842cm">
          <draw:text-box>
            <text:p text:style-name="P2"><text:span text:style-name="T1">AVC widget toolkit binding</text:span></text:p>
          </draw:text-box>
        </draw:frame>
        <draw:frame draw:style-name="gr4" draw:text-style-name="P3" draw:layer="layout" svg:width="2.67cm" svg:height="0.747cm" svg:x="14.109cm" svg:y="4.874cm">
          <draw:text-box>
            <text:p text:style-name="P2"><text:span text:style-name="T1">AVC core</text:span></text:p>
          </draw:text-box>
        </draw:frame>
        <draw:custom-shape draw:style-name="gr5" draw:text-style-name="P5" draw:id="id3" draw:layer="layout" svg:width="3.397cm" svg:height="2.286cm" svg:x="13.455cm" svg:y="6.541cm">
          <text:p text:style-name="P4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712cm" svg:height="0.704cm" svg:x="13.455cm" svg:y="7.303cm">
          <draw:text-box>
            <text:p text:style-name="P2"><text:span text:style-name="T2">widget iterator</text:span></text:p>
          </draw:text-box>
        </draw:frame>
        <draw:custom-shape draw:style-name="gr7" draw:text-style-name="P1" draw:layer="layout" svg:width="6.53cm" svg:height="2.286cm" svg:x="6.925cm" svg:y="6.541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904cm" svg:height="0.704cm" svg:x="6.925cm" svg:y="5.779cm">
          <draw:text-box>
            <text:p text:style-name="P2"><text:span text:style-name="T2">widget explorer</text:span></text:p>
          </draw:text-box>
        </draw:frame>
        <draw:frame draw:style-name="gr9" draw:text-style-name="P7" draw:layer="layout" svg:width="6.102cm" svg:height="1.61cm" svg:x="7.336cm" svg:y="6.836cm">
          <draw:text-box>
            <text:p text:style-name="P4"><text:span text:style-name="T2">abstraction methods for</text:span></text:p>
            <text:p text:style-name="P4"><text:span text:style-name="T2">widget</text:span></text:p>
            <text:p text:style-name="P4"><text:span text:style-name="T2">location and identification</text:span></text:p>
          </draw:text-box>
        </draw:frame>
        <draw:custom-shape draw:style-name="gr10" draw:text-style-name="P1" draw:id="id13" draw:layer="layout" svg:width="10.447cm" svg:height="3.302cm" svg:x="6.664cm" svg:y="5.779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2" draw:layer="layout" svg:width="3.724cm" svg:height="7.112cm" svg:x="18.09cm" svg:y="6.017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0.659cm" svg:y1="4.119cm" svg:x2="19.952cm" svg:y2="6.017cm" draw:start-shape="id1" draw:start-glue-point="3" draw:end-shape="id2" draw:end-glue-point="0">
          <text:p text:style-name="P2"/>
        </draw:connector>
        <draw:custom-shape draw:style-name="gr5" draw:text-style-name="P7" draw:id="id4" draw:layer="layout" svg:width="3.133cm" svg:height="1.778cm" svg:x="18.418cm" svg:y="6.779cm">
          <text:p text:style-name="P4"><text:span text:style-name="T2">variables</text:span></text:p>
          <text:p text:style-name="P4"><text:span text:style-name="T2">widgets</text:span></text:p>
          <text:p text:style-name="P4"><text:span text:style-name="T2">bi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id="id5" draw:layer="layout" svg:width="2.613cm" svg:height="0.889cm" svg:x="18.679cm" svg:y="9.192cm">
          <text:p text:style-name="P4"><text:span text:style-name="T2">binding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1" draw:layer="layout" svg:x1="16.852cm" svg:y1="7.684cm" svg:x2="18.418cm" svg:y2="7.668cm" draw:start-shape="id3" draw:start-glue-point="1" draw:end-shape="id4">
          <text:p text:style-name="P2"/>
        </draw:connector>
        <draw:connector draw:style-name="gr12" draw:text-style-name="P1" draw:layer="layout" svg:x1="19.984cm" svg:y1="8.557cm" svg:x2="19.985cm" svg:y2="9.192cm" draw:start-shape="id4" draw:start-glue-point="2" draw:end-shape="id5" draw:end-glue-point="5">
          <text:p text:style-name="P2"/>
        </draw:connector>
        <draw:custom-shape draw:style-name="gr5" draw:text-style-name="P7" draw:id="id6" draw:layer="layout" svg:width="3.133cm" svg:height="2.032cm" svg:x="18.418cm" svg:y="10.716cm">
          <text:p text:style-name="P4"><text:span text:style-name="T2">cogets</text:span></text:p>
          <text:p text:style-name="P4"><text:span text:style-name="T2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9.985cm" svg:y1="10.079cm" svg:x2="19.984cm" svg:y2="10.716cm" draw:start-shape="id5" draw:start-glue-point="8" draw:end-shape="id6" draw:end-glue-point="0">
          <text:p text:style-name="P2"/>
        </draw:connector>
        <draw:line draw:style-name="gr12" draw:text-style-name="P1" draw:layer="layout" svg:x1="19.984cm" svg:y1="12.748cm" svg:x2="19.984cm" svg:y2="13.764cm">
          <text:p text:style-name="P2"/>
        </draw:line>
        <draw:custom-shape draw:style-name="gr11" draw:text-style-name="P1" draw:layer="layout" svg:width="10.447cm" svg:height="4.953cm" svg:x="6.664cm" svg:y="11.605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5.235cm" svg:height="0.704cm" svg:x="6.975cm" svg:y="11.605cm">
          <draw:text-box>
            <text:p text:style-name="P2"><text:span text:style-name="T2">widget abstraction layer</text:span></text:p>
          </draw:text-box>
        </draw:frame>
        <draw:custom-shape draw:style-name="gr15" draw:text-style-name="P7" draw:id="id11" draw:layer="layout" svg:width="6.53cm" svg:height="2.54cm" svg:x="6.925cm" svg:y="13.764cm">
          <text:p text:style-name="P4"><text:span text:style-name="T2">widget instances</text:span></text:p>
          <text:p text:style-name="P4"><text:span text:style-name="T2">abstraction metho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68.240850059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id="id7" draw:layer="layout" svg:width="3.397cm" svg:height="2.54cm" svg:x="13.455cm" svg:y="13.764cm">
          <text:p text:style-name="P4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7" draw:layer="layout" svg:width="2.581cm" svg:height="1.61cm" svg:x="13.977cm" svg:y="14.272cm">
          <draw:text-box>
            <text:p text:style-name="P4"><text:span text:style-name="T2">abstract</text:span></text:p>
            <text:p text:style-name="P4"><text:span text:style-name="T2">widgets</text:span></text:p>
            <text:p text:style-name="P4"><text:span text:style-name="T2">instances</text:span></text:p>
          </draw:text-box>
        </draw:frame>
        <draw:connector draw:style-name="gr17" draw:text-style-name="P1" draw:layer="layout" svg:x1="16.852cm" svg:y1="15.034cm" svg:x2="18.157cm" svg:y2="15.034cm" draw:start-shape="id7" draw:start-glue-point="1" draw:end-shape="id8" draw:end-glue-point="3">
          <text:p text:style-name="P2"/>
        </draw:connector>
        <draw:custom-shape draw:style-name="gr5" draw:text-style-name="P7" draw:id="id9" draw:layer="layout" svg:width="5.095cm" svg:height="1.016cm" svg:x="7.473cm" svg:y="9.747cm">
          <text:p text:style-name="P4"><text:span text:style-name="T2">real to abstract</text:span></text:p>
          <text:p text:style-name="P4"><text:span text:style-name="T2">widgets map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1" draw:layer="layout" draw:type="line" svg:x1="12.047cm" svg:y1="10.254cm" svg:x2="18.418cm" svg:y2="11.732cm" draw:start-shape="id9" draw:start-glue-point="9" draw:end-shape="id6">
          <text:p text:style-name="P2"/>
        </draw:connector>
        <draw:custom-shape draw:style-name="gr5" draw:text-style-name="P7" draw:id="id15" draw:layer="layout" svg:width="6.53cm" svg:height="1.397cm" svg:x="6.925cm" svg:y="12.367cm">
          <text:p text:style-name="P4"><text:span text:style-name="T2">instantiator abstr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092.035398230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id="id10" draw:layer="layout" svg:width="3.397cm" svg:height="1.397cm" svg:x="13.455cm" svg:y="12.367cm">
          <text:p text:style-name="P4"><text:span text:style-name="T2">abstract</text:span></text:p>
          <text:p text:style-name="P4"><text:span text:style-name="T2">instanti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46.351931330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6.852cm" svg:y1="13.065cm" svg:x2="18.418cm" svg:y2="11.732cm" draw:start-shape="id10" draw:start-glue-point="1" draw:end-shape="id6" draw:end-glue-point="3">
          <text:p text:style-name="P2"/>
        </draw:connector>
        <draw:frame draw:style-name="gr18" draw:text-style-name="P3" draw:layer="layout" svg:width="1.385cm" svg:height="0.747cm" svg:x="1.831cm" svg:y="2.842cm">
          <draw:text-box>
            <text:p text:style-name="P2"><text:span text:style-name="T1">GUI</text:span></text:p>
          </draw:text-box>
        </draw:frame>
        <draw:custom-shape draw:style-name="gr19" draw:text-style-name="P8" draw:id="id12" draw:layer="layout" svg:width="3.413cm" svg:height="6.35cm" svg:x="1.736cm" svg:y="9.462cm">
          <text:p text:style-name="P4"><text:span text:style-name="T3">connected</text:span></text:p>
          <text:p text:style-name="P4"><text:span text:style-name="T3">widget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17" draw:text-style-name="P1" draw:layer="layout" draw:type="line" svg:x1="6.925cm" svg:y1="15.034cm" svg:x2="4.648cm" svg:y2="14.881cm" draw:start-shape="id11" draw:start-glue-point="3" draw:end-shape="id12" draw:end-glue-point="9">
          <text:p text:style-name="P2"/>
        </draw:connector>
        <draw:connector draw:style-name="gr13" draw:text-style-name="P1" draw:layer="layout" draw:type="line" svg:x1="6.664cm" svg:y1="7.43cm" svg:x2="4.832cm" svg:y2="7.976cm" draw:start-shape="id13" draw:start-glue-point="3" draw:end-shape="id14" draw:end-glue-point="11">
          <text:p text:style-name="P2"/>
        </draw:connector>
        <draw:custom-shape draw:style-name="gr1" draw:text-style-name="P1" draw:layer="layout" svg:width="4.311cm" svg:height="15.218cm" svg:x="1.309cm" svg:y="2.842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493.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6.925cm" svg:y1="13.065cm" svg:x2="5.149cm" svg:y2="12.636cm" draw:start-shape="id15" draw:start-glue-point="3" draw:end-shape="id12" draw:end-glue-point="10">
          <text:p text:style-name="P2"/>
        </draw:connector>
        <draw:custom-shape draw:style-name="gr1" draw:text-style-name="P1" draw:layer="layout" svg:width="5.926cm" svg:height="15.24cm" svg:x="22.466cm" svg:y="2.842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2475.157452764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3.133cm" svg:height="0.747cm" svg:x="23.313cm" svg:y="2.857cm">
          <draw:text-box>
            <text:p text:style-name="P2"><text:span text:style-name="T1">Application</text:span></text:p>
          </draw:text-box>
        </draw:frame>
        <draw:custom-shape draw:style-name="gr5" draw:text-style-name="P8" draw:layer="layout" svg:width="4.392cm" svg:height="2.286cm" svg:x="23.244cm" svg:y="13.891cm">
          <text:p text:style-name="P4"><text:span text:style-name="T3">connected</text:span></text:p>
          <text:p text:style-name="P4"><text:span text:style-name="T3">variable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1" draw:id="id8" draw:layer="layout" svg:width="9.925cm" svg:height="2.54cm" svg:x="18.157cm" svg:y="13.764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568cm" svg:height="0.903cm" svg:x="18.887cm" svg:y="14.512cm">
          <draw:text-box>
            <text:p text:style-name="P2"><text:span text:style-name="T3">cogets</text:span></text:p>
          </draw:text-box>
        </draw:frame>
        <draw:custom-shape draw:style-name="gr23" draw:text-style-name="P10" draw:id="id1" draw:layer="layout" svg:width="1.807cm" svg:height="0.933cm" svg:x="20.659cm" svg:y="3.653cm">
          <text:p text:style-name="P4"><text:span text:style-name="T4">avc_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6" draw:layer="layout" svg:width="1.227cm" svg:height="0.704cm" svg:x="18.55cm" svg:y="6.017cm">
          <draw:text-box>
            <text:p text:style-name="P2"><text:span text:style-name="T2">init</text:span></text:p>
          </draw:text-box>
        </draw:frame>
        <draw:custom-shape draw:style-name="gr25" draw:text-style-name="P7" draw:id="id14" draw:layer="layout" svg:width="3.918cm" svg:height="10.795cm" svg:x="1.488cm" svg:y="6.398cm">
          <text:p text:style-name="P4"><text:span text:style-name="T2">all widget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6" draw:text-style-name="P7" draw:id="id16" draw:layer="layout" svg:width="5.353cm" svg:height="8.382cm" svg:x="22.776cm" svg:y="8.938cm">
          <text:p text:style-name="P4"><text:span text:style-name="T2">all variable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3" draw:text-style-name="P1" draw:layer="layout" draw:type="line" svg:x1="21.551cm" svg:y1="7.668cm" svg:x2="23.558cm" svg:y2="10.163cm" draw:start-shape="id4" draw:start-glue-point="1" draw:end-shape="id16" draw:end-glue-point="5">
          <text:p text:style-name="P2"/>
        </draw:connector>
        <draw:frame draw:style-name="gr27" draw:text-style-name="P11" draw:layer="layout" svg:width="3.148cm" svg:height="0.497cm" svg:x="23.892cm" svg:y="17.662cm">
          <draw:text-box>
            <text:p text:style-name="P2"><text:span text:style-name="T5">©</text:span><text:span text:style-name="T6"> 2007 F</text:span><text:span text:style-name="T7">abrizio Pollastr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bevel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Fabrizio Pollastri</meta:initial-creator>
    <meta:creation-date>2007-08-05T22:29:57</meta:creation-date>
    <dc:creator>Fabrizio Pollastri</dc:creator>
    <dc:date>2007-08-26T00:57:49</dc:date>
    <dc:language>en-US</dc:language>
    <meta:editing-cycles>19</meta:editing-cycles>
    <meta:editing-duration>PT9H25M4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